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e86" officeooo:paragraph-rsid="000fd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:</text:p>
      <text:p text:style-name="P1"><text:tab/>-Learn and Implement sessions and sessions related settings.</text:p>
      <text:p text:style-name="P1"><text:tab/>-Complete Task in which implement advanced features with authentication in generic class <text:tab/> <text:s/>based views and also implement sessions + with django form validations + apply some <text:tab/> <text:s text:c="2"/>ORM methods.</text:p>
      <text:p text:style-name="P1"><text:tab/>- Learn django sign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9T17:49:55.507059390</meta:creation-date>
    <dc:date>2024-07-29T18:07:53.813999262</dc:date>
    <meta:editing-duration>PT6M58S</meta:editing-duration>
    <meta:editing-cycles>1</meta:editing-cycles>
    <meta:document-statistic meta:table-count="0" meta:image-count="0" meta:object-count="0" meta:page-count="1" meta:paragraph-count="4" meta:word-count="42" meta:character-count="285" meta:non-whitespace-character-count="237"/>
    <meta:generator>LibreOffice/6.4.7.2$Linux_X86_64 LibreOffice_project/40$Build-2</meta:generator>
  </office:meta>
</office:document-meta>
</file>